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CB000001B97DA90B5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fo:font-size="10pt" officeooo:rsid="00108d63" officeooo:paragraph-rsid="00145a2e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Bitstream Charter" fo:font-size="10pt" officeooo:rsid="00108d63" officeooo:paragraph-rsid="00145a2e" style:font-size-asian="10pt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Bitstream Charter" fo:font-size="10pt" officeooo:rsid="00108d63" officeooo:paragraph-rsid="00145a2e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Bitstream Charter" fo:font-size="10pt" officeooo:rsid="00108d63" officeooo:paragraph-rsid="00145a2e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Bitstream Charter" fo:font-size="10pt" officeooo:rsid="00108d63" officeooo:paragraph-rsid="00145a2e" style:font-size-asian="10pt" style:font-size-complex="10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Bitstream Charter" fo:font-size="7pt" officeooo:rsid="00108d63" officeooo:paragraph-rsid="00145a2e" style:font-size-asian="7pt" style:font-size-complex="7pt"/>
    </style:style>
    <style:style style:name="P7" style:family="paragraph" style:parent-style-name="Standard">
      <style:paragraph-properties fo:text-align="center" style:justify-single-word="false"/>
      <style:text-properties style:font-name="Bitstream Charter" fo:font-size="15pt" fo:font-weight="bold" officeooo:rsid="00108d63" officeooo:paragraph-rsid="00145a2e" style:font-size-asian="15pt" style:font-weight-asian="bold" style:font-size-complex="15pt" style:font-weight-complex="bold"/>
    </style:style>
    <style:style style:name="T1" style:family="text">
      <style:text-properties officeooo:rsid="00145a2e"/>
    </style:style>
    <style:style style:name="T2" style:family="text">
      <style:text-properties fo:font-size="9pt" officeooo:rsid="00145a2e" style:font-size-asian="9pt" style:font-size-complex="9pt"/>
    </style:style>
    <style:style style:name="T3" style:family="text">
      <style:text-properties fo:font-size="9pt" fo:font-weight="bold" officeooo:rsid="00145a2e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an Cristóbal, 24 de febrero de 2011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A QUIEN PUEDA INTERESAR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7"><text:span text:style-name="T1">CONSTANCIA DE TRABAJO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2"><text:span text:style-name="T1">Yo, ELOY MANUEL CHACON MARTINEZ, titular de la cedula de identidad C.I. V-16123617, domiciliado en la ciudad de San Cristóbal como representante legal de la firma ELOY CHACON INTERSOFT-LATIN. Hago constar que el ciudadano PAULO HERNANDO PICO BERMON titular de la cedula de identidad C.I. V-24633313 trabaja en esta compania como GERENTE DE MERCADEO Y PLANIFICACION devengando un sueldo mensual de 5900BsF, desde octubre del 2010.</text:span></text:p>
      <text:p text:style-name="P2"><text:span text:style-name="T1"/></text:p>
      <text:p text:style-name="P2"><text:span text:style-name="T1">Sin mas a que hacer referencia.</text:span></text:p>
      <text:p text:style-name="P2"><text:span text:style-name="T1"/></text:p>
      <text:p text:style-name="P2"><text:span text:style-name="T1">Atentamente;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3"><text:span text:style-name="T1">Eloy M. Chacón M.</text:span></text:p>
      <text:p text:style-name="P3"><text:span text:style-name="T1">GERENTE GENERAL</text:span></text:p>
      <text:p text:style-name="P3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Tahom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Tahoma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center" style:justify-single-word="false"/>
      <style:text-properties style:font-name="Bitstream Charter" fo:font-size="7pt" officeooo:rsid="00108d63" officeooo:paragraph-rsid="00145a2e" style:font-size-asian="7pt" style:font-size-complex="7pt"/>
    </style:style>
    <style:style style:name="MT1" style:family="text">
      <style:text-properties officeooo:rsid="00145a2e"/>
    </style:style>
    <style:style style:name="MT2" style:family="text">
      <style:text-properties fo:font-size="9pt" fo:font-weight="bold" officeooo:rsid="00145a2e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2" text:anchor-type="paragraph" svg:x="5.731cm" svg:y="0.093cm" svg:width="5.685cm" svg:height="3.507cm" draw:z-index="0"><draw:image xlink:href="Pictures/10000201000002CB000001B97DA90B55.png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MP1"><text:span text:style-name="MT1">__________________________________________________________________________________________________________________________</text:span></text:p>
        <text:p text:style-name="MP1"><text:span text:style-name="MT1">CARRERA 12 #2-114 PISO 1 OFIC. 01 LA CONCORDIA. SAN CRISTOBAL – EDO. TACHIRA<text:line-break/>0276-8086721 / 0414-1754073 <text:line-break/></text:span><text:span text:style-name="MT2">www.intersoftlatin.com.v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loy Chacon</meta:initial-creator>
    <meta:creation-date>2010-09-23T08:42:57</meta:creation-date>
    <dc:date>2011-02-24T13:48:01</dc:date>
    <dc:creator>Eloy Chacon</dc:creator>
    <meta:editing-duration>PT02H06M30S</meta:editing-duration>
    <meta:editing-cycles>9</meta:editing-cycles>
    <meta:generator>OpenOffice.org/3.2$Linux OpenOffice.org_project/320m19$Build-9505</meta:generator>
    <meta:printed-by>Eloy Chacon</meta:printed-by>
    <meta:print-date>2010-10-06T13:06:17</meta:print-date>
    <meta:document-statistic meta:table-count="0" meta:image-count="1" meta:object-count="0" meta:page-count="1" meta:paragraph-count="10" meta:word-count="112" meta:character-count="837"/>
  </office:meta>
</office:document-meta>
</file>